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3.8272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758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DEBARGHA GANGULY</text:p>
          </table:table-cell>
          <table:table-cell table:style-name="ce5" office:value-type="string">
            <text:p>ID:MT2012039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3 Design +UC14.Design</text:p>
          </table:table-cell>
          <table:table-cell table:number-columns-repeated="1018"/>
        </table:table-row>
        <table:table-row table:style-name="ro5">
          <table:table-cell table:style-name="ce3" office:value-type="date" office:date-value="2013-01-19">
            <text:p>01/19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1-20">
            <text:p>01/20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1-21">
            <text:p>01/2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1-22">
            <text:p>01/2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1-23">
            <text:p>01/2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1-24">
            <text:p>01/24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1-25">
            <text:p>01/25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1-26">
            <text:p>01/26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1-27">
            <text:p>01/27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1-28">
            <text:p>01/28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1-29">
            <text:p>01/29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1-30">
            <text:p>01/30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1-31">
            <text:p>01/3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01">
            <text:p>02/01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03">
            <text:p>02/03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5">
          <table:table-cell table:style-name="ce3" office:value-type="date" office:date-value="2013-02-04">
            <text:p>02/04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2-05">
            <text:p>02/05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06">
            <text:p>02/06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2-07">
            <text:p>02/07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2-08">
            <text:p>02/08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09">
            <text:p>02/09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2-10">
            <text:p>02/10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11">
            <text:p>02/1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12">
            <text:p>02/1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13">
            <text:p>02/1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2-14">
            <text:p>02/14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15">
            <text:p>02/15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2-16">
            <text:p>02/16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17">
            <text:p>02/17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2-18">
            <text:p>02/18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2-19">
            <text:p>02/19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20">
            <text:p>02/20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2-21">
            <text:p>02/2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22">
            <text:p>02/2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23">
            <text:p>02/2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24">
            <text:p>02/24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25">
            <text:p>02/25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26">
            <text:p>02/26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27">
            <text:p>02/27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28">
            <text:p>02/28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01">
            <text:p>0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02">
            <text:p>03/02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04">
            <text:p>03/04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05">
            <text:p>03/05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06">
            <text:p>03/06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07">
            <text:p>03/07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08">
            <text:p>03/08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09">
            <text:p>03/09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10">
            <text:p>03/10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11">
            <text:p>03/1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12">
            <text:p>03/1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13">
            <text:p>03/1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3-14">
            <text:p>03/14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3-15">
            <text:p>03/15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3-16">
            <text:p>03/16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17">
            <text:p>03/17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18">
            <text:p>03/18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3-19">
            <text:p>03/19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3-20">
            <text:p>03/20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21">
            <text:p>03/2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22">
            <text:p>03/22/13</text:p>
          </table:table-cell>
          <table:table-cell table:style-name="ce7" office:value-type="string">
            <text:p>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3-23">
            <text:p>03/2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24">
            <text:p>03/24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25">
            <text:p>03/25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26">
            <text:p>03/26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27">
            <text:p>03/27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28">
            <text:p>03/28/13</text:p>
          </table:table-cell>
          <table:table-cell table:style-name="ce7" office:value-type="string">
            <text:p>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3-29">
            <text:p>03/29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3-30">
            <text:p>03/30/13</text:p>
          </table:table-cell>
          <table:table-cell table:style-name="ce7" office:value-type="string">
            <text:p>Coding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3-31">
            <text:p>03/31/13</text:p>
          </table:table-cell>
          <table:table-cell table:style-name="ce7" office:value-type="string">
            <text:p>Cod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4-01">
            <text:p>04/01/13</text:p>
          </table:table-cell>
          <table:table-cell table:style-name="ce7" office:value-type="string">
            <text:p>Coding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4-02">
            <text:p>04/02/13</text:p>
          </table:table-cell>
          <table:table-cell table:style-name="ce7" office:value-type="string">
            <text:p>Cod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4-03">
            <text:p>04/03/13</text:p>
          </table:table-cell>
          <table:table-cell table:style-name="ce7" office:value-type="string">
            <text:p>Cod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4-04">
            <text:p>04/04/13</text:p>
          </table:table-cell>
          <table:table-cell table:style-name="ce7"/>
          <table:table-cell table:number-columns-repeated="1022"/>
        </table:table-row>
        <table:table-row table:style-name="ro5">
          <table:table-cell table:style-name="ce3" office:value-type="date" office:date-value="2013-04-05">
            <text:p>04/05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06">
            <text:p>04/06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07">
            <text:p>04/07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08">
            <text:p>04/08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09">
            <text:p>04/09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10">
            <text:p>04/10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11">
            <text:p>04/11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12">
            <text:p>04/12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13">
            <text:p>04/13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14">
            <text:p>04/14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15">
            <text:p>04/15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16">
            <text:p>04/16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17">
            <text:p>04/17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18">
            <text:p>04/18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19">
            <text:p>04/19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20">
            <text:p>04/20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21">
            <text:p>04/21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22">
            <text:p>04/22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23">
            <text:p>04/23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24">
            <text:p>04/24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25">
            <text:p>04/25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26">
            <text:p>04/26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27">
            <text:p>04/27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28">
            <text:p>04/28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29">
            <text:p>04/29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4-30">
            <text:p>04/30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01">
            <text:p>05/01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02">
            <text:p>05/02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03">
            <text:p>05/03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04">
            <text:p>05/04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06">
            <text:p>05/06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07">
            <text:p>05/07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08">
            <text:p>05/08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09">
            <text:p>05/09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10">
            <text:p>05/10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11">
            <text:p>05/11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12">
            <text:p>05/12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13">
            <text:p>05/13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14">
            <text:p>05/14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15">
            <text:p>05/15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16">
            <text:p>05/16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17">
            <text:p>05/17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18">
            <text:p>05/18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19">
            <text:p>05/19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20">
            <text:p>05/20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21">
            <text:p>05/21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22">
            <text:p>05/22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23">
            <text:p>05/23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24">
            <text:p>05/24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25">
            <text:p>05/25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26">
            <text:p>05/26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27">
            <text:p>05/27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28">
            <text:p>05/28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29">
            <text:p>05/29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30">
            <text:p>05/30/13</text:p>
          </table:table-cell>
          <table:table-cell table:number-columns-repeated="1023"/>
        </table:table-row>
        <table:table-row table:style-name="ro5">
          <table:table-cell table:style-name="ce3" office:value-type="date" office:date-value="2013-05-31">
            <text:p>05/31/13</text:p>
          </table:table-cell>
          <table:table-cell table:number-columns-repeated="1023"/>
        </table:table-row>
        <table:table-row table:style-name="ro5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4/02/2013</text:date>, <text:time>19:0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ridhar J</meta:initial-creator>
    <meta:creation-date>2013-03-15T17:47:34</meta:creation-date>
    <dc:date>2013-04-02T19:01:25.91</dc:date>
    <dc:creator>DEBARGHA </dc:creator>
    <meta:editing-duration>PT2M43S</meta:editing-duration>
    <meta:editing-cycles>4</meta:editing-cycles>
    <meta:generator>OpenOffice.org/3.3$Win32 OpenOffice.org_project/330m20$Build-9567</meta:generator>
    <meta:document-statistic meta:table-count="3" meta:cell-count="244" meta:object-count="0"/>
  </office:meta>
</office:document-meta>
</file>